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6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ce2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font-name="Arial" style:font-name-asian="Droid Sans Fallback" style:font-name-complex="FreeSans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sis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Basis.B4:Basis.B17 Basis.H3:Basis.H3 Basis.H4:Basis.H17 Basis.I3:Basis.I3 Basis.I4:Basis.I17 Basis.J3:Basis.J3 Basis.J4:Basis.J17 Basis.K3:Basis.K3 Basis.K4:Basis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original Klauselmenge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5.4" calcext:value-type="float">
            <text:p>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1" table:formula="of:=SUM([.C5:.G5])/COUNT([.C5:.G5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15.4" calcext:value-type="float">
            <text:p>15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1" table:formula="of:=SUM([.C7:.G7])/COUNT([.C7:.G7])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1" table:formula="of:=SUM([.C8:.G8])/COUNT([.C8:.G8])" office:value-type="float" office:value="64.4" calcext:value-type="float">
            <text:p>64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1" table:formula="of:=SUM([.C9:.G9])/COUNT([.C9:.G9])" office:value-type="float" office:value="148.2" calcext:value-type="float">
            <text:p>148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1" table:formula="of:=SUM([.C10:.G10])/COUNT([.C10:.G10])" office:value-type="float" office:value="256.2" calcext:value-type="float">
            <text:p>25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1" table:formula="of:=SUM([.C11:.G11])/COUNT([.C11:.G11])" office:value-type="float" office:value="224" calcext:value-type="float">
            <text:p>22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1" table:formula="of:=SUM([.C12:.G12])/COUNT([.C12:.G12])" office:value-type="float" office:value="1360.8" calcext:value-type="float">
            <text:p>136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1" table:formula="of:=SUM([.C13:.G13])/COUNT([.C13:.G13])" office:value-type="float" office:value="1480.8" calcext:value-type="float">
            <text:p>1480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1" table:formula="of:=SUM([.C14:.G14])/COUNT([.C14:.G14])" office:value-type="float" office:value="3536.6" calcext:value-type="float">
            <text:p>3536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1" table:formula="of:=SUM([.C15:.G15])/COUNT([.C15:.G15])" office:value-type="float" office:value="20712.4" calcext:value-type="float">
            <text:p>20712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1" table:formula="of:=SUM([.C16:.G16])/COUNT([.C16:.G16])" office:value-type="float" office:value="31085.4" calcext:value-type="float">
            <text:p>31085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2" table:formula="of:=SUM([.C17:.G17])/COUNT([.C17:.G17])" office:value-type="float" office:value="63039.8" calcext:value-type="float">
            <text:p>6303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609852" calcext:value-type="float">
            <text:p>609852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Distanz.B4:Distanz.B17 Distanz.H3:Distanz.H3 Distanz.H4:Distanz.H17 Distanz.I3:Distanz.I3 Distanz.I4:Distanz.I17 Distanz.J3:Distanz.J3 Distanz.J4:Distanz.J17 Distanz.K3:Distanz.K3 Distanz.K4:Distanz.K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Distanz-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11.6" calcext:value-type="float">
            <text:p>11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1" table:formula="of:=SUM([.C6:.G6])/COUNT([.C6:.G6])" office:value-type="float" office:value="23.6" calcext:value-type="float">
            <text:p>23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1" table:formula="of:=SUM([.C7:.G7])/COUNT([.C7:.G7])" office:value-type="float" office:value="52.6" calcext:value-type="float">
            <text:p>52,6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1" table:formula="of:=SUM([.C8:.G8])/COUNT([.C8:.G8])" office:value-type="float" office:value="82" calcext:value-type="float">
            <text:p>8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1" table:formula="of:=SUM([.C9:.G9])/COUNT([.C9:.G9])" office:value-type="float" office:value="132.2" calcext:value-type="float">
            <text:p>132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7.4" calcext:value-type="float">
            <text:p>1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1" table:formula="of:=SUM([.C11:.G11])/COUNT([.C11:.G11])" office:value-type="float" office:value="365.6" calcext:value-type="float">
            <text:p>365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1" table:formula="of:=SUM([.C12:.G12])/COUNT([.C12:.G12])" office:value-type="float" office:value="1138.8" calcext:value-type="float">
            <text:p>113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1" table:formula="of:=SUM([.C13:.G13])/COUNT([.C13:.G13])" office:value-type="float" office:value="2768.8" calcext:value-type="float">
            <text:p>2768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1" table:formula="of:=SUM([.C14:.G14])/COUNT([.C14:.G14])" office:value-type="float" office:value="2635.2" calcext:value-type="float">
            <text:p>263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1" table:formula="of:=SUM([.C15:.G15])/COUNT([.C15:.G15])" office:value-type="float" office:value="7839.4" calcext:value-type="float">
            <text:p>7839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1" table:formula="of:=SUM([.C16:.G16])/COUNT([.C16:.G16])" office:value-type="float" office:value="21897.4" calcext:value-type="float">
            <text:p>21897,4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5002" calcext:value-type="float">
            <text:p>115002</text:p>
          </table:table-cell>
          <table:table-cell table:style-name="ce17" office:value-type="float" office:value="8626" calcext:value-type="float">
            <text:p>8626</text:p>
          </table:table-cell>
          <table:table-cell table:style-name="ce17" office:value-type="float" office:value="94172" calcext:value-type="float">
            <text:p>94172</text:p>
          </table:table-cell>
          <table:table-cell table:style-name="ce17" office:value-type="float" office:value="98059" calcext:value-type="float">
            <text:p>98059</text:p>
          </table:table-cell>
          <table:table-cell table:style-name="ce17" office:value-type="float" office:value="8028" calcext:value-type="float">
            <text:p>8028</text:p>
          </table:table-cell>
          <table:table-cell table:style-name="ce17" table:formula="of:=MIN([.C17:.G17])" office:value-type="float" office:value="8028" calcext:value-type="float">
            <text:p>8028</text:p>
          </table:table-cell>
          <table:table-cell table:style-name="ce20" table:formula="of:=MAX([.C17:.G17])-[.H17]" office:value-type="float" office:value="106974" calcext:value-type="float">
            <text:p>106974</text:p>
          </table:table-cell>
          <table:table-cell table:style-name="ce22" table:formula="of:=SUM([.C17:.G17])/COUNT([.C17:.G17])" office:value-type="float" office:value="64777.4" calcext:value-type="float">
            <text:p>64777,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509675" calcext:value-type="float">
            <text:p>509675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+" table:style-name="ta2">
        <table:shapes>
          <draw:frame draw:z-index="0" draw:name="Chart 1" draw:style-name="gr1" draw:text-style-name="P1" svg:width="16cm" svg:height="12.539cm" svg:x="16.533cm" svg:y="0.436cm">
            <draw:object draw:notify-on-update-of-ranges="'Modul+'.B4:'Modul+'.B17 'Modul+'.H3:'Modul+'.H3 'Modul+'.H4:'Modul+'.H17 'Modul+'.I3:'Modul+'.I3 'Modul+'.I4:'Modul+'.I17 'Modul+'.J3:'Modul+'.J3 'Modul+'.J4:'Modul+'.J17 'Modul+'.K3:'Modul+'.K3 'Modul+'.K4:'Modul+'.K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Modul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1" table:formula="of:=SUM([.C4:.G4])/COUNT([.C4:.G4])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7" calcext:value-type="float">
            <text:p>7</text:p>
          </table:table-cell>
          <table:table-cell table:style-name="ce16" table:formula="of:=MIN([.C5:.G5])" office:value-type="float" office:value="6" calcext:value-type="float">
            <text:p>6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1" table:formula="of:=SUM([.C5:.G5])/COUNT([.C5:.G5])" office:value-type="float" office:value="6.4" calcext:value-type="float">
            <text:p>6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1" calcext:value-type="float">
            <text:p>21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2" table:style-name="ce16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MIN([.C6:.G6])" office:value-type="float" office:value="21" calcext:value-type="float">
            <text:p>21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1" table:formula="of:=SUM([.C6:.G6])/COUNT([.C6:.G6])" office:value-type="float" office:value="21.4" calcext:value-type="float">
            <text:p>21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39" calcext:value-type="float">
            <text:p>39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" table:style-name="ce16" office:value-type="float" office:value="39" calcext:value-type="float">
            <text:p>39</text:p>
          </table:table-cell>
          <table:table-cell table:style-name="ce16" table:formula="of:=MIN([.C7:.G7])" office:value-type="float" office:value="38" calcext:value-type="float">
            <text:p>38</text:p>
          </table:table-cell>
          <table:table-cell table:style-name="ce19" table:formula="of:=MAX([.C7:.G7])-[.H7]" office:value-type="float" office:value="1" calcext:value-type="float">
            <text:p>1</text:p>
          </table:table-cell>
          <table:table-cell table:style-name="ce21" table:formula="of:=SUM([.C7:.G7])/COUNT([.C7:.G7])" office:value-type="float" office:value="38.8" calcext:value-type="float">
            <text:p>38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2" table:style-name="ce16" office:value-type="float" office:value="47" calcext:value-type="float">
            <text:p>47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MIN([.C8:.G8])" office:value-type="float" office:value="46" calcext:value-type="float">
            <text:p>46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47" calcext:value-type="float">
            <text:p>47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71" calcext:value-type="float">
            <text:p>71</text:p>
          </table:table-cell>
          <table:table-cell table:style-name="ce16" table:formula="of:=MIN([.C9:.G9])" office:value-type="float" office:value="71" calcext:value-type="float">
            <text:p>71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1" table:formula="of:=SUM([.C9:.G9])/COUNT([.C9:.G9])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287" calcext:value-type="float">
            <text:p>28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table:formula="of:=MIN([.C10:.G10])" office:value-type="float" office:value="89" calcext:value-type="float">
            <text:p>89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1" table:formula="of:=SUM([.C10:.G10])/COUNT([.C10:.G10])" office:value-type="float" office:value="194.8" calcext:value-type="float">
            <text:p>194,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4" table:style-name="ce16" office:value-type="float" office:value="42" calcext:value-type="float">
            <text:p>42</text:p>
          </table:table-cell>
          <table:table-cell table:style-name="ce16" table:formula="of:=MIN([.C11:.G11])" office:value-type="float" office:value="42" calcext:value-type="float">
            <text:p>42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1" table:formula="of:=SUM([.C11:.G11])/COUNT([.C11:.G11])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264" calcext:value-type="float">
            <text:p>264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285" calcext:value-type="float">
            <text:p>1285</text:p>
          </table:table-cell>
          <table:table-cell table:style-name="ce16" table:formula="of:=MIN([.C12:.G12])" office:value-type="float" office:value="173" calcext:value-type="float">
            <text:p>173</text:p>
          </table:table-cell>
          <table:table-cell table:style-name="ce19" table:formula="of:=MAX([.C12:.G12])-[.H12]" office:value-type="float" office:value="1112" calcext:value-type="float">
            <text:p>1112</text:p>
          </table:table-cell>
          <table:table-cell table:style-name="ce21" table:formula="of:=SUM([.C12:.G12])/COUNT([.C12:.G12])" office:value-type="float" office:value="449.6" calcext:value-type="float">
            <text:p>449,6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02" calcext:value-type="float">
            <text:p>402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table:formula="of:=MIN([.C13:.G13])" office:value-type="float" office:value="398" calcext:value-type="float">
            <text:p>398</text:p>
          </table:table-cell>
          <table:table-cell table:style-name="ce19" table:formula="of:=MAX([.C13:.G13])-[.H13]" office:value-type="float" office:value="4" calcext:value-type="float">
            <text:p>4</text:p>
          </table:table-cell>
          <table:table-cell table:style-name="ce21" table:formula="of:=SUM([.C13:.G13])/COUNT([.C13:.G13])" office:value-type="float" office:value="400.2" calcext:value-type="float">
            <text:p>400,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242" calcext:value-type="float">
            <text:p>8242</text:p>
          </table:table-cell>
          <table:table-cell table:style-name="ce16" office:value-type="float" office:value="4412" calcext:value-type="float">
            <text:p>4412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float" office:value="5751" calcext:value-type="float">
            <text:p>5751</text:p>
          </table:table-cell>
          <table:table-cell table:style-name="ce16" table:formula="of:=MIN([.C14:.G14])" office:value-type="float" office:value="797" calcext:value-type="float">
            <text:p>797</text:p>
          </table:table-cell>
          <table:table-cell table:style-name="ce19" table:formula="of:=MAX([.C14:.G14])-[.H14]" office:value-type="float" office:value="7445" calcext:value-type="float">
            <text:p>7445</text:p>
          </table:table-cell>
          <table:table-cell table:style-name="ce21" table:formula="of:=SUM([.C14:.G14])/COUNT([.C14:.G14])" office:value-type="float" office:value="4031.6" calcext:value-type="float">
            <text:p>40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792" calcext:value-type="float">
            <text:p>2792</text:p>
          </table:table-cell>
          <table:table-cell table:style-name="ce16" office:value-type="float" office:value="4976" calcext:value-type="float">
            <text:p>4976</text:p>
          </table:table-cell>
          <table:table-cell table:style-name="ce16" office:value-type="float" office:value="41316" calcext:value-type="float">
            <text:p>41316</text:p>
          </table:table-cell>
          <table:table-cell table:style-name="ce16" office:value-type="float" office:value="29441" calcext:value-type="float">
            <text:p>29441</text:p>
          </table:table-cell>
          <table:table-cell table:style-name="ce16" office:value-type="float" office:value="5133" calcext:value-type="float">
            <text:p>5133</text:p>
          </table:table-cell>
          <table:table-cell table:style-name="ce16" table:formula="of:=MIN([.C15:.G15])" office:value-type="float" office:value="2792" calcext:value-type="float">
            <text:p>2792</text:p>
          </table:table-cell>
          <table:table-cell table:style-name="ce19" table:formula="of:=MAX([.C15:.G15])-[.H15]" office:value-type="float" office:value="38524" calcext:value-type="float">
            <text:p>38524</text:p>
          </table:table-cell>
          <table:table-cell table:style-name="ce21" table:formula="of:=SUM([.C15:.G15])/COUNT([.C15:.G15])" office:value-type="float" office:value="16731.6" calcext:value-type="float">
            <text:p>16731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651" calcext:value-type="float">
            <text:p>2651</text:p>
          </table:table-cell>
          <table:table-cell table:style-name="ce16" office:value-type="float" office:value="6985" calcext:value-type="float">
            <text:p>6985</text:p>
          </table:table-cell>
          <table:table-cell table:style-name="ce16" office:value-type="float" office:value="26492" calcext:value-type="float">
            <text:p>26492</text:p>
          </table:table-cell>
          <table:table-cell table:style-name="ce16" office:value-type="float" office:value="1914" calcext:value-type="float">
            <text:p>1914</text:p>
          </table:table-cell>
          <table:table-cell table:style-name="ce16" office:value-type="float" office:value="22389" calcext:value-type="float">
            <text:p>22389</text:p>
          </table:table-cell>
          <table:table-cell table:style-name="ce16" table:formula="of:=MIN([.C16:.G16])" office:value-type="float" office:value="1914" calcext:value-type="float">
            <text:p>1914</text:p>
          </table:table-cell>
          <table:table-cell table:style-name="ce19" table:formula="of:=MAX([.C16:.G16])-[.H16]" office:value-type="float" office:value="24578" calcext:value-type="float">
            <text:p>24578</text:p>
          </table:table-cell>
          <table:table-cell table:style-name="ce21" table:formula="of:=SUM([.C16:.G16])/COUNT([.C16:.G16])" office:value-type="float" office:value="12086.2" calcext:value-type="float">
            <text:p>12086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218" calcext:value-type="float">
            <text:p>1218</text:p>
          </table:table-cell>
          <table:table-cell table:style-name="ce17" office:value-type="float" office:value="17013" calcext:value-type="float">
            <text:p>17013</text:p>
          </table:table-cell>
          <table:table-cell table:style-name="ce17" office:value-type="float" office:value="18074" calcext:value-type="float">
            <text:p>18074</text:p>
          </table:table-cell>
          <table:table-cell table:style-name="ce17" office:value-type="float" office:value="10953" calcext:value-type="float">
            <text:p>10953</text:p>
          </table:table-cell>
          <table:table-cell table:style-name="ce17" office:value-type="float" office:value="30991" calcext:value-type="float">
            <text:p>30991</text:p>
          </table:table-cell>
          <table:table-cell table:style-name="ce17" table:formula="of:=MIN([.C17:.G17])" office:value-type="float" office:value="1218" calcext:value-type="float">
            <text:p>1218</text:p>
          </table:table-cell>
          <table:table-cell table:style-name="ce20" table:formula="of:=MAX([.C17:.G17])-[.H17]" office:value-type="float" office:value="29773" calcext:value-type="float">
            <text:p>29773</text:p>
          </table:table-cell>
          <table:table-cell table:style-name="ce22" table:formula="of:=SUM([.C17:.G17])/COUNT([.C17:.G17])" office:value-type="float" office:value="15649.8" calcext:value-type="float">
            <text:p>15649,8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248877" calcext:value-type="float">
            <text:p>248877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d+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6.533cm" svg:y="0.436cm">
            <draw:object draw:notify-on-update-of-ranges="'Add+'.B4:'Add+'.B17 'Add+'.H3:'Add+'.H3 'Add+'.H4:'Add+'.H17 'Add+'.I3:'Add+'.I3 'Add+'.I4:'Add+'.I17 'Add+'.J3:'Add+'.J3 'Add+'.J4:'Add+'.J17 'Add+'.K3:'Add+'.K3 'Add+'.K4:'Add+'.K1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10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6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9" table:number-rows-spanned="1">
            <text:p>Absolut mit Addierer-Zusatzklauseln</text:p>
          </table:table-cell>
          <table:covered-table-cell table:number-columns-repeated="8" table:style-name="ce11"/>
          <table:table-cell table:number-columns-repeated="1013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18" office:value-type="string" calcext:value-type="string">
            <text:p>mittel</text:p>
          </table:table-cell>
          <table:table-cell table:style-name="ce23" office:value-type="string" calcext:value-type="string">
            <text:p>anzahl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6" calcext:value-type="float">
            <text:p>16</text:p>
          </table:table-cell>
          <table:table-cell table:number-columns-repeated="2" table:style-name="ce16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MIN([.C4:.G4])" office:value-type="float" office:value="15" calcext:value-type="float">
            <text:p>1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1" table:formula="of:=SUM([.C4:.G4])/COUNT([.C4:.G4])" office:value-type="float" office:value="15.8" calcext:value-type="float">
            <text:p>15,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71" calcext:value-type="float">
            <text:p>71</text:p>
          </table:table-cell>
          <table:table-cell table:number-columns-repeated="4" table:style-name="ce16" office:value-type="float" office:value="122" calcext:value-type="float">
            <text:p>122</text:p>
          </table:table-cell>
          <table:table-cell table:style-name="ce16" table:formula="of:=MIN([.C5:.G5])" office:value-type="float" office:value="71" calcext:value-type="float">
            <text:p>71</text:p>
          </table:table-cell>
          <table:table-cell table:style-name="ce19" table:formula="of:=MAX([.C5:.G5])-[.H5]" office:value-type="float" office:value="51" calcext:value-type="float">
            <text:p>51</text:p>
          </table:table-cell>
          <table:table-cell table:style-name="ce21" table:formula="of:=SUM([.C5:.G5])/COUNT([.C5:.G5])" office:value-type="float" office:value="111.8" calcext:value-type="float">
            <text:p>111,8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6:.G6])" office:value-type="float" office:value="13" calcext:value-type="float">
            <text:p>13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1" table:formula="of:=SUM([.C6:.G6])/COUNT([.C6:.G6])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57" calcext:value-type="float">
            <text:p>25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number-columns-repeated="2" table:style-name="ce16" office:value-type="float" office:value="259" calcext:value-type="float">
            <text:p>259</text:p>
          </table:table-cell>
          <table:table-cell table:style-name="ce16" table:formula="of:=MIN([.C7:.G7])" office:value-type="float" office:value="257" calcext:value-type="float">
            <text:p>257</text:p>
          </table:table-cell>
          <table:table-cell table:style-name="ce19" table:formula="of:=MAX([.C7:.G7])-[.H7]" office:value-type="float" office:value="2" calcext:value-type="float">
            <text:p>2</text:p>
          </table:table-cell>
          <table:table-cell table:style-name="ce21" table:formula="of:=SUM([.C7:.G7])/COUNT([.C7:.G7])" office:value-type="float" office:value="258" calcext:value-type="float">
            <text:p>258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2" calcext:value-type="float">
            <text:p>62</text:p>
          </table:table-cell>
          <table:table-cell table:style-name="ce19" table:formula="of:=MAX([.C8:.G8])-[.H8]" office:value-type="float" office:value="2" calcext:value-type="float">
            <text:p>2</text:p>
          </table:table-cell>
          <table:table-cell table:style-name="ce21" table:formula="of:=SUM([.C8:.G8])/COUNT([.C8:.G8])" office:value-type="float" office:value="63.4" calcext:value-type="float">
            <text:p>63,4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41" calcext:value-type="float">
            <text:p>141</text:p>
          </table:table-cell>
          <table:table-cell table:number-columns-repeated="3" table:style-name="ce16" office:value-type="float" office:value="141" calcext:value-type="float">
            <text:p>141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table:formula="of:=MIN([.C9:.G9])" office:value-type="float" office:value="139" calcext:value-type="float">
            <text:p>139</text:p>
          </table:table-cell>
          <table:table-cell table:style-name="ce19" table:formula="of:=MAX([.C9:.G9])-[.H9]" office:value-type="float" office:value="2" calcext:value-type="float">
            <text:p>2</text:p>
          </table:table-cell>
          <table:table-cell table:style-name="ce21" table:formula="of:=SUM([.C9:.G9])/COUNT([.C9:.G9])" office:value-type="float" office:value="140.6" calcext:value-type="float">
            <text:p>140,6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537" calcext:value-type="float">
            <text:p>1537</text:p>
          </table:table-cell>
          <table:table-cell table:style-name="ce16" office:value-type="float" office:value="2816" calcext:value-type="float">
            <text:p>2816</text:p>
          </table:table-cell>
          <table:table-cell table:style-name="ce16" office:value-type="float" office:value="1712" calcext:value-type="float">
            <text:p>1712</text:p>
          </table:table-cell>
          <table:table-cell table:style-name="ce16" office:value-type="float" office:value="1238" calcext:value-type="float">
            <text:p>1238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table:formula="of:=MIN([.C10:.G10])" office:value-type="float" office:value="748" calcext:value-type="float">
            <text:p>748</text:p>
          </table:table-cell>
          <table:table-cell table:style-name="ce19" table:formula="of:=MAX([.C10:.G10])-[.H10]" office:value-type="float" office:value="2068" calcext:value-type="float">
            <text:p>2068</text:p>
          </table:table-cell>
          <table:table-cell table:style-name="ce21" table:formula="of:=SUM([.C10:.G10])/COUNT([.C10:.G10])" office:value-type="float" office:value="1610.2" calcext:value-type="float">
            <text:p>1610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2788" calcext:value-type="float">
            <text:p>2788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222" calcext:value-type="float">
            <text:p>3222</text:p>
          </table:table-cell>
          <table:table-cell table:style-name="ce16" office:value-type="float" office:value="3098" calcext:value-type="float">
            <text:p>3098</text:p>
          </table:table-cell>
          <table:table-cell table:style-name="ce16" office:value-type="float" office:value="1144" calcext:value-type="float">
            <text:p>1144</text:p>
          </table:table-cell>
          <table:table-cell table:style-name="ce16" table:formula="of:=MIN([.C11:.G11])" office:value-type="float" office:value="488" calcext:value-type="float">
            <text:p>488</text:p>
          </table:table-cell>
          <table:table-cell table:style-name="ce19" table:formula="of:=MAX([.C11:.G11])-[.H11]" office:value-type="float" office:value="2734" calcext:value-type="float">
            <text:p>2734</text:p>
          </table:table-cell>
          <table:table-cell table:style-name="ce21" table:formula="of:=SUM([.C11:.G11])/COUNT([.C11:.G11])" office:value-type="float" office:value="2148" calcext:value-type="float">
            <text:p>2148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5269" calcext:value-type="float">
            <text:p>5269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2953" calcext:value-type="float">
            <text:p>2953</text:p>
          </table:table-cell>
          <table:table-cell table:style-name="ce16" office:value-type="float" office:value="8403" calcext:value-type="float">
            <text:p>8403</text:p>
          </table:table-cell>
          <table:table-cell table:style-name="ce16" table:formula="of:=MIN([.C12:.G12])" office:value-type="float" office:value="677" calcext:value-type="float">
            <text:p>677</text:p>
          </table:table-cell>
          <table:table-cell table:style-name="ce19" table:formula="of:=MAX([.C12:.G12])-[.H12]" office:value-type="float" office:value="7726" calcext:value-type="float">
            <text:p>7726</text:p>
          </table:table-cell>
          <table:table-cell table:style-name="ce21" table:formula="of:=SUM([.C12:.G12])/COUNT([.C12:.G12])" office:value-type="float" office:value="3725.2" calcext:value-type="float">
            <text:p>37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6705" calcext:value-type="float">
            <text:p>6705</text:p>
          </table:table-cell>
          <table:table-cell table:style-name="ce16" office:value-type="float" office:value="6061" calcext:value-type="float">
            <text:p>6061</text:p>
          </table:table-cell>
          <table:table-cell table:style-name="ce16" office:value-type="float" office:value="20679" calcext:value-type="float">
            <text:p>20679</text:p>
          </table:table-cell>
          <table:table-cell table:style-name="ce16" office:value-type="float" office:value="24917" calcext:value-type="float">
            <text:p>24917</text:p>
          </table:table-cell>
          <table:table-cell table:style-name="ce16" office:value-type="float" office:value="19264" calcext:value-type="float">
            <text:p>19264</text:p>
          </table:table-cell>
          <table:table-cell table:style-name="ce16" table:formula="of:=MIN([.C13:.G13])" office:value-type="float" office:value="6061" calcext:value-type="float">
            <text:p>6061</text:p>
          </table:table-cell>
          <table:table-cell table:style-name="ce19" table:formula="of:=MAX([.C13:.G13])-[.H13]" office:value-type="float" office:value="18856" calcext:value-type="float">
            <text:p>18856</text:p>
          </table:table-cell>
          <table:table-cell table:style-name="ce21" table:formula="of:=SUM([.C13:.G13])/COUNT([.C13:.G13])" office:value-type="float" office:value="15525.2" calcext:value-type="float">
            <text:p>15525,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2233" calcext:value-type="float">
            <text:p>12233</text:p>
          </table:table-cell>
          <table:table-cell table:style-name="ce16" office:value-type="float" office:value="16135" calcext:value-type="float">
            <text:p>16135</text:p>
          </table:table-cell>
          <table:table-cell table:style-name="ce16" office:value-type="float" office:value="3540" calcext:value-type="float">
            <text:p>3540</text:p>
          </table:table-cell>
          <table:table-cell table:style-name="ce16" office:value-type="float" office:value="3995" calcext:value-type="float">
            <text:p>3995</text:p>
          </table:table-cell>
          <table:table-cell table:style-name="ce16" office:value-type="float" office:value="7422" calcext:value-type="float">
            <text:p>7422</text:p>
          </table:table-cell>
          <table:table-cell table:style-name="ce16" table:formula="of:=MIN([.C14:.G14])" office:value-type="float" office:value="3540" calcext:value-type="float">
            <text:p>3540</text:p>
          </table:table-cell>
          <table:table-cell table:style-name="ce19" table:formula="of:=MAX([.C14:.G14])-[.H14]" office:value-type="float" office:value="12595" calcext:value-type="float">
            <text:p>12595</text:p>
          </table:table-cell>
          <table:table-cell table:style-name="ce21" table:formula="of:=SUM([.C14:.G14])/COUNT([.C14:.G14])" office:value-type="float" office:value="8665" calcext:value-type="float">
            <text:p>866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23779" calcext:value-type="float">
            <text:p>23779</text:p>
          </table:table-cell>
          <table:table-cell table:style-name="ce16" office:value-type="float" office:value="24404" calcext:value-type="float">
            <text:p>24404</text:p>
          </table:table-cell>
          <table:table-cell table:style-name="ce16" office:value-type="float" office:value="2252" calcext:value-type="float">
            <text:p>2252</text:p>
          </table:table-cell>
          <table:table-cell table:style-name="ce16" office:value-type="float" office:value="48073" calcext:value-type="float">
            <text:p>48073</text:p>
          </table:table-cell>
          <table:table-cell table:style-name="ce16" office:value-type="float" office:value="100815" calcext:value-type="float">
            <text:p>100815</text:p>
          </table:table-cell>
          <table:table-cell table:style-name="ce16" table:formula="of:=MIN([.C15:.G15])" office:value-type="float" office:value="2252" calcext:value-type="float">
            <text:p>2252</text:p>
          </table:table-cell>
          <table:table-cell table:style-name="ce19" table:formula="of:=MAX([.C15:.G15])-[.H15]" office:value-type="float" office:value="98563" calcext:value-type="float">
            <text:p>98563</text:p>
          </table:table-cell>
          <table:table-cell table:style-name="ce21" table:formula="of:=SUM([.C15:.G15])/COUNT([.C15:.G15])" office:value-type="float" office:value="39864.6" calcext:value-type="float">
            <text:p>39864,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63178" calcext:value-type="float">
            <text:p>63178</text:p>
          </table:table-cell>
          <table:table-cell table:style-name="ce16" office:value-type="float" office:value="244653" calcext:value-type="float">
            <text:p>244653</text:p>
          </table:table-cell>
          <table:table-cell table:style-name="ce16" office:value-type="float" office:value="28119" calcext:value-type="float">
            <text:p>28119</text:p>
          </table:table-cell>
          <table:table-cell table:style-name="ce16" office:value-type="float" office:value="9675" calcext:value-type="float">
            <text:p>9675</text:p>
          </table:table-cell>
          <table:table-cell table:style-name="ce16"/>
          <table:table-cell table:style-name="ce16" table:formula="of:=MIN([.C16:.G16])" office:value-type="float" office:value="9675" calcext:value-type="float">
            <text:p>9675</text:p>
          </table:table-cell>
          <table:table-cell table:style-name="ce19" table:formula="of:=MAX([.C16:.G16])-[.H16]" office:value-type="float" office:value="234978" calcext:value-type="float">
            <text:p>234978</text:p>
          </table:table-cell>
          <table:table-cell table:style-name="ce21" table:formula="of:=SUM([.C16:.G16])/COUNT([.C16:.G16])" office:value-type="float" office:value="86406.25" calcext:value-type="float">
            <text:p>86406,25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/>
          <table:table-cell table:style-name="ce17" table:number-columns-repeated="4"/>
          <table:table-cell table:style-name="ce17" table:formula="of:=MIN([.C17:.G17])" office:value-type="float" office:value="0" calcext:value-type="float">
            <text:p>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string" office:string-value="" calcext:value-type="error">
            <text:p>#DIV/0!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SUM([.C4:.G17])" office:value-type="float" office:value="706329" calcext:value-type="float">
            <text:p>706329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3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4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4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4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4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4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4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4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4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4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4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4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4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4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4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4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4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4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5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17 Durchschnitte.C3:Durchschnitte.C3 Durchschnitte.C4:Durchschnitte.C17 Durchschnitte.D3:Durchschnitte.D3 Durchschnitte.D4:Durchschnitte.D17 Durchschnitte.E3:Durchschnitte.E3 Durchschnitte.E4:Durchschnitte.E17 Durchschnitte.F3:Durchschnitte.F3 Durchschnitte.F4:Durchschnitte.F17 Durchschnitte.G3:Durchschnitte.G3 Durchschnitte.G4:Durchschnitte.G17 Durchschnitte.H3:Durchschnitte.H3 Durchschnitte.H4:Durchschnitte.H17 Durchschnitte.I3:Durchschnitte.I3 Durchschnitte.I4:Durchschnitte.I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Basis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Modul+</text:p>
          </table:table-cell>
          <table:table-cell table:style-name="ce15" office:value-type="string" calcext:value-type="string">
            <text:p>Add+</text:p>
          </table:table-cell>
          <table:table-cell table:style-name="ce15"/>
          <table:table-cell table:style-name="ce18" table:number-columns-repeated="2"/>
          <table:table-cell table:style-name="ce23" office:value-type="string" calcext:value-type="string">
            <text:p>Iterativ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Basis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'Modul+'.J4]" office:value-type="float" office:value="5" calcext:value-type="float">
            <text:p>5</text:p>
          </table:table-cell>
          <table:table-cell table:style-name="ce16" table:formula="of:=['Add+'.J4]" office:value-type="float" office:value="15.8" calcext:value-type="float">
            <text:p>15,8</text:p>
          </table:table-cell>
          <table:table-cell table:style-name="ce16" table:number-columns-repeated="2"/>
          <table:table-cell table:style-name="ce19"/>
          <table:table-cell table:style-name="ce24" table:formula="of:=[Iterativ.J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Basis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'Modul+'.J5]" office:value-type="float" office:value="6.4" calcext:value-type="float">
            <text:p>6,4</text:p>
          </table:table-cell>
          <table:table-cell table:style-name="ce16" table:formula="of:=['Add+'.J5]" office:value-type="float" office:value="111.8" calcext:value-type="float">
            <text:p>111,8</text:p>
          </table:table-cell>
          <table:table-cell table:style-name="ce16" table:number-columns-repeated="2"/>
          <table:table-cell table:style-name="ce19"/>
          <table:table-cell table:style-name="ce24" table:formula="of:=[Iterativ.J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Basis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'Modul+'.J6]" office:value-type="float" office:value="21.4" calcext:value-type="float">
            <text:p>21,4</text:p>
          </table:table-cell>
          <table:table-cell table:style-name="ce16" table:formula="of:=['Add+'.J6]" office:value-type="float" office:value="13" calcext:value-type="float">
            <text:p>13</text:p>
          </table:table-cell>
          <table:table-cell table:style-name="ce16" table:number-columns-repeated="2"/>
          <table:table-cell table:style-name="ce19"/>
          <table:table-cell table:style-name="ce24" table:formula="of:=[Iterativ.J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Basis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'Modul+'.J7]" office:value-type="float" office:value="38.8" calcext:value-type="float">
            <text:p>38,8</text:p>
          </table:table-cell>
          <table:table-cell table:style-name="ce16" table:formula="of:=['Add+'.J7]" office:value-type="float" office:value="258" calcext:value-type="float">
            <text:p>258</text:p>
          </table:table-cell>
          <table:table-cell table:style-name="ce16" table:number-columns-repeated="2"/>
          <table:table-cell table:style-name="ce19"/>
          <table:table-cell table:style-name="ce24" table:formula="of:=[Iterativ.J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Basis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'Modul+'.J8]" office:value-type="float" office:value="47" calcext:value-type="float">
            <text:p>47</text:p>
          </table:table-cell>
          <table:table-cell table:style-name="ce16" table:formula="of:=['Add+'.J8]" office:value-type="float" office:value="63.4" calcext:value-type="float">
            <text:p>63,4</text:p>
          </table:table-cell>
          <table:table-cell table:style-name="ce16" table:number-columns-repeated="2"/>
          <table:table-cell table:style-name="ce19"/>
          <table:table-cell table:style-name="ce24" table:formula="of:=[Iterativ.J8]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Basis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'Modul+'.J9]" office:value-type="float" office:value="71" calcext:value-type="float">
            <text:p>71</text:p>
          </table:table-cell>
          <table:table-cell table:style-name="ce16" table:formula="of:=['Add+'.J9]" office:value-type="float" office:value="140.6" calcext:value-type="float">
            <text:p>140,6</text:p>
          </table:table-cell>
          <table:table-cell table:style-name="ce16" table:number-columns-repeated="2"/>
          <table:table-cell table:style-name="ce19"/>
          <table:table-cell table:style-name="ce24" table:formula="of:=[Iterativ.J9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Basis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'Modul+'.J10]" office:value-type="float" office:value="194.8" calcext:value-type="float">
            <text:p>194,8</text:p>
          </table:table-cell>
          <table:table-cell table:style-name="ce16" table:formula="of:=['Add+'.J10]" office:value-type="float" office:value="1610.2" calcext:value-type="float">
            <text:p>1610,2</text:p>
          </table:table-cell>
          <table:table-cell table:style-name="ce16" table:number-columns-repeated="2"/>
          <table:table-cell table:style-name="ce19"/>
          <table:table-cell table:style-name="ce24" table:formula="of:=[Iterativ.J10]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Basis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'Modul+'.J11]" office:value-type="float" office:value="42" calcext:value-type="float">
            <text:p>42</text:p>
          </table:table-cell>
          <table:table-cell table:style-name="ce16" table:formula="of:=['Add+'.J11]" office:value-type="float" office:value="2148" calcext:value-type="float">
            <text:p>2148</text:p>
          </table:table-cell>
          <table:table-cell table:style-name="ce16" table:number-columns-repeated="2"/>
          <table:table-cell table:style-name="ce19"/>
          <table:table-cell table:style-name="ce24" table:formula="of:=[Iterativ.J11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Basis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'Modul+'.J12]" office:value-type="float" office:value="449.6" calcext:value-type="float">
            <text:p>449,6</text:p>
          </table:table-cell>
          <table:table-cell table:style-name="ce16" table:formula="of:=['Add+'.J12]" office:value-type="float" office:value="3725.2" calcext:value-type="float">
            <text:p>3725,2</text:p>
          </table:table-cell>
          <table:table-cell table:style-name="ce16" table:number-columns-repeated="2"/>
          <table:table-cell table:style-name="ce19"/>
          <table:table-cell table:style-name="ce24" table:formula="of:=[Iterativ.J12]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Basis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'Modul+'.J13]" office:value-type="float" office:value="400.2" calcext:value-type="float">
            <text:p>400,2</text:p>
          </table:table-cell>
          <table:table-cell table:style-name="ce16" table:formula="of:=['Add+'.J13]" office:value-type="float" office:value="15525.2" calcext:value-type="float">
            <text:p>15525,2</text:p>
          </table:table-cell>
          <table:table-cell table:style-name="ce16" table:number-columns-repeated="2"/>
          <table:table-cell table:style-name="ce19"/>
          <table:table-cell table:style-name="ce24" table:formula="of:=[Iterativ.J13]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Basis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'Modul+'.J14]" office:value-type="float" office:value="4031.6" calcext:value-type="float">
            <text:p>4031,6</text:p>
          </table:table-cell>
          <table:table-cell table:style-name="ce16" table:formula="of:=['Add+'.J14]" office:value-type="float" office:value="8665" calcext:value-type="float">
            <text:p>8665</text:p>
          </table:table-cell>
          <table:table-cell table:style-name="ce16" table:number-columns-repeated="2"/>
          <table:table-cell table:style-name="ce19"/>
          <table:table-cell table:style-name="ce24" table:formula="of:=[Iterativ.J14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Basis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'Modul+'.J15]" office:value-type="float" office:value="16731.6" calcext:value-type="float">
            <text:p>16731,6</text:p>
          </table:table-cell>
          <table:table-cell table:style-name="ce16" table:formula="of:=['Add+'.J15]" office:value-type="float" office:value="39864.6" calcext:value-type="float">
            <text:p>39864,6</text:p>
          </table:table-cell>
          <table:table-cell table:style-name="ce16" table:number-columns-repeated="2"/>
          <table:table-cell table:style-name="ce19"/>
          <table:table-cell table:style-name="ce24" table:formula="of:=[Iterativ.J15]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Basis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'Modul+'.J16]" office:value-type="float" office:value="12086.2" calcext:value-type="float">
            <text:p>12086,2</text:p>
          </table:table-cell>
          <table:table-cell table:style-name="ce16" table:formula="of:=['Add+'.J16]" office:value-type="float" office:value="86406.25" calcext:value-type="float">
            <text:p>86406,25</text:p>
          </table:table-cell>
          <table:table-cell table:style-name="ce16" table:number-columns-repeated="2"/>
          <table:table-cell table:style-name="ce19"/>
          <table:table-cell table:style-name="ce24" table:formula="of:=[Iterativ.J16]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6" table:formula="of:=[Basis.J17]" office:value-type="float" office:value="63039.8" calcext:value-type="float">
            <text:p>63039,8</text:p>
          </table:table-cell>
          <table:table-cell table:style-name="ce27" table:formula="of:=[Distanz.J17]" office:value-type="float" office:value="64777.4" calcext:value-type="float">
            <text:p>64777,4</text:p>
          </table:table-cell>
          <table:table-cell table:style-name="ce27" table:formula="of:=['Modul+'.J17]" office:value-type="float" office:value="15649.8" calcext:value-type="float">
            <text:p>15649,8</text:p>
          </table:table-cell>
          <table:table-cell table:style-name="ce17" table:formula="of:=['Add+'.J17]" office:value-type="string" office:string-value="" calcext:value-type="error">
            <text:p>#DIV/0!</text:p>
          </table:table-cell>
          <table:table-cell table:style-name="ce17" table:number-columns-repeated="2"/>
          <table:table-cell table:style-name="ce20"/>
          <table:table-cell table:style-name="ce25" table:formula="of:=[Iterativ.J17]" office:value-type="float" office:value="123" calcext:value-type="float">
            <text:p>12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 style:data-style-name="N2" text:time-value="09:44:04.8524792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31T09:45:41.465088051</dc:date>
    <meta:editing-cycles>121</meta:editing-cycles>
    <meta:editing-duration>P11DT14H17M7S</meta:editing-duration>
    <meta:generator>LibreOffice/4.2.8.2$Linux_X86_64 LibreOffice_project/420m0$Build-2</meta:generator>
    <meta:document-statistic meta:table-count="7" meta:cell-count="78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Basis.B4:Basis.B17 Basis.H3:Basis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Basis.B4:Basis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Basis.H4:Basis.H17" chart:label-cell-address="Basis.H3:Basis.H3" chart:class="chart:bar">
            <chart:data-point chart:repeated="14"/>
          </chart:series>
          <chart:series chart:attached-axis="primary-y" chart:style-name="ch8" chart:values-cell-range-address="Basis.I4:Basis.I17" chart:label-cell-address="Basis.I3:Basis.I3" chart:class="chart:bar">
            <chart:data-point chart:repeated="14"/>
          </chart:series>
          <chart:series chart:attached-axis="primary-y" chart:style-name="ch9" chart:values-cell-range-address="Basis.J4:Basis.J17" chart:label-cell-address="Basis.J3:Basis.J3" chart:class="chart:line">
            <chart:data-point chart:repeated="14"/>
          </chart:series>
          <chart:series chart:attached-axis="secondary-y" chart:style-name="ch10" chart:values-cell-range-address="Basis.K4:Basis.K17" chart:label-cell-address="Basis.K3:Basis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Basis.H3:Basis.H3</svg:desc>
                </draw:g>
              </table:table-cell>
              <table:table-cell office:value-type="string">
                <text:p>diff</text:p>
                <draw:g>
                  <svg:desc>Basis.I3:Basis.I3</svg:desc>
                </draw:g>
              </table:table-cell>
              <table:table-cell office:value-type="string">
                <text:p>mittel</text:p>
                <draw:g>
                  <svg:desc>Basis.J3:Basis.J3</svg:desc>
                </draw:g>
              </table:table-cell>
              <table:table-cell office:value-type="string">
                <text:p>anzahl</text:p>
                <draw:g>
                  <svg:desc>Basis.K3:Basis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Basis.B4:Basis.B17</svg:desc>
                </draw:g>
              </table:table-cell>
              <table:table-cell office:value-type="float" office:value="5">
                <text:p>5</text:p>
                <draw:g>
                  <svg:desc>Basis.H4:Basis.H17</svg:desc>
                </draw:g>
              </table:table-cell>
              <table:table-cell office:value-type="float" office:value="1">
                <text:p>1</text:p>
                <draw:g>
                  <svg:desc>Basis.I4:Basis.I17</svg:desc>
                </draw:g>
              </table:table-cell>
              <table:table-cell office:value-type="float" office:value="5.4">
                <text:p>5.4</text:p>
                <draw:g>
                  <svg:desc>Basis.J4:Basis.J17</svg:desc>
                </draw:g>
              </table:table-cell>
              <table:table-cell office:value-type="float" office:value="1">
                <text:p>1</text:p>
                <draw:g>
                  <svg:desc>Basis.K4:Basis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maximum="13107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4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Modul+'.B4:'Modul+'.B17 'Modul+'.H3:'Modul+'.K17" chart:data-source-has-labels="both" svg:x="0.32cm" svg:y="0.25cm" svg:width="15.361cm" svg:height="12.04cm">
          <chartooo:coordinate-region svg:x="1.682cm" svg:y="0.45cm" svg:width="13.377cm" svg:height="11.193cm"/>
          <chart:axis chart:dimension="x" chart:name="primary-x" chart:style-name="ch3" chartooo:axis-type="auto">
            <chartooo:date-scale/>
            <chart:categories table:cell-range-address="'Modul+'.B4:'Modul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Modul+'.H4:'Modul+'.H17" chart:label-cell-address="'Modul+'.H3:'Modul+'.H3" chart:class="chart:bar">
            <chart:data-point chart:repeated="14"/>
          </chart:series>
          <chart:series chart:attached-axis="primary-y" chart:style-name="ch8" chart:values-cell-range-address="'Modul+'.I4:'Modul+'.I17" chart:label-cell-address="'Modul+'.I3:'Modul+'.I3" chart:class="chart:bar">
            <chart:data-point chart:repeated="14"/>
          </chart:series>
          <chart:series chart:attached-axis="primary-y" chart:style-name="ch9" chart:values-cell-range-address="'Modul+'.J4:'Modul+'.J17" chart:label-cell-address="'Modul+'.J3:'Modul+'.J3" chart:class="chart:line">
            <chart:data-point chart:repeated="14"/>
          </chart:series>
          <chart:series chart:attached-axis="secondary-y" chart:style-name="ch10" chart:values-cell-range-address="'Modul+'.K4:'Modul+'.K17" chart:label-cell-address="'Modul+'.K3:'Modul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Modul+'.H3:'Modul+'.H3</svg:desc>
                </draw:g>
              </table:table-cell>
              <table:table-cell office:value-type="string">
                <text:p>diff</text:p>
                <draw:g>
                  <svg:desc>'Modul+'.I3:'Modul+'.I3</svg:desc>
                </draw:g>
              </table:table-cell>
              <table:table-cell office:value-type="string">
                <text:p>mittel</text:p>
                <draw:g>
                  <svg:desc>'Modul+'.J3:'Modul+'.J3</svg:desc>
                </draw:g>
              </table:table-cell>
              <table:table-cell office:value-type="string">
                <text:p>anzahl</text:p>
                <draw:g>
                  <svg:desc>'Modul+'.K3:'Modul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Modul+'.B4:'Modul+'.B17</svg:desc>
                </draw:g>
              </table:table-cell>
              <table:table-cell office:value-type="float" office:value="5">
                <text:p>5</text:p>
                <draw:g>
                  <svg:desc>'Modul+'.H4:'Modul+'.H17</svg:desc>
                </draw:g>
              </table:table-cell>
              <table:table-cell office:value-type="float" office:value="0">
                <text:p>0</text:p>
                <draw:g>
                  <svg:desc>'Modul+'.I4:'Modul+'.I17</svg:desc>
                </draw:g>
              </table:table-cell>
              <table:table-cell office:value-type="float" office:value="5">
                <text:p>5</text:p>
                <draw:g>
                  <svg:desc>'Modul+'.J4:'Modul+'.J17</svg:desc>
                </draw:g>
              </table:table-cell>
              <table:table-cell office:value-type="float" office:value="1">
                <text:p>1</text:p>
                <draw:g>
                  <svg:desc>'Modul+'.K4:'Modul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1.4">
                <text:p>2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8.8">
                <text:p>38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9">
                <text:p>89</text:p>
              </table:table-cell>
              <table:table-cell office:value-type="float" office:value="198">
                <text:p>198</text:p>
              </table:table-cell>
              <table:table-cell office:value-type="float" office:value="194.8">
                <text:p>19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3">
                <text:p>173</text:p>
              </table:table-cell>
              <table:table-cell office:value-type="float" office:value="1112">
                <text:p>1112</text:p>
              </table:table-cell>
              <table:table-cell office:value-type="float" office:value="449.6">
                <text:p>44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98">
                <text:p>398</text:p>
              </table:table-cell>
              <table:table-cell office:value-type="float" office:value="4">
                <text:p>4</text:p>
              </table:table-cell>
              <table:table-cell office:value-type="float" office:value="400.2">
                <text:p>40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7">
                <text:p>797</text:p>
              </table:table-cell>
              <table:table-cell office:value-type="float" office:value="7445">
                <text:p>7445</text:p>
              </table:table-cell>
              <table:table-cell office:value-type="float" office:value="4031.6">
                <text:p>40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92">
                <text:p>2792</text:p>
              </table:table-cell>
              <table:table-cell office:value-type="float" office:value="38524">
                <text:p>38524</text:p>
              </table:table-cell>
              <table:table-cell office:value-type="float" office:value="16731.6">
                <text:p>16731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14">
                <text:p>1914</text:p>
              </table:table-cell>
              <table:table-cell office:value-type="float" office:value="24578">
                <text:p>24578</text:p>
              </table:table-cell>
              <table:table-cell office:value-type="float" office:value="12086.2">
                <text:p>12086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18">
                <text:p>1218</text:p>
              </table:table-cell>
              <table:table-cell office:value-type="float" office:value="29773">
                <text:p>29773</text:p>
              </table:table-cell>
              <table:table-cell office:value-type="float" office:value="15649.8">
                <text:p>15649.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483cm" style:legend-expansion="high" chart:style-name="ch2"/>
        <chart:plot-area chart:style-name="ch3" table:cell-range-address="Durchschnitte.B4:Durchschnitte.I17 Durchschnitte.C3:Durchschnitte.I3" chart:data-source-has-labels="both" svg:x="0.401cm" svg:y="0.251cm" svg:width="16.579cm" svg:height="12.05cm">
          <chartooo:coordinate-region svg:x="1.763cm" svg:y="0.45cm" svg:width="15.03cm" svg:height="11.204cm"/>
          <chart:axis chart:dimension="x" chart:name="primary-x" chart:style-name="ch4" chartooo:axis-type="auto">
            <chartooo:date-scale/>
            <chart:categories table:cell-range-address="Durchschnitte.B4:Durchschnitte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17" chart:label-cell-address="Durchschnitte.C3:Durchschnitte.C3" chart:class="chart:line">
            <chart:data-point chart:repeated="14"/>
          </chart:series>
          <chart:series chart:style-name="ch8" chart:values-cell-range-address="Durchschnitte.D4:Durchschnitte.D17" chart:label-cell-address="Durchschnitte.D3:Durchschnitte.D3" chart:class="chart:line">
            <chart:data-point chart:repeated="14"/>
          </chart:series>
          <chart:series chart:style-name="ch9" chart:values-cell-range-address="Durchschnitte.E4:Durchschnitte.E17" chart:label-cell-address="Durchschnitte.E3:Durchschnitte.E3" chart:class="chart:line">
            <chart:data-point chart:repeated="14"/>
          </chart:series>
          <chart:series chart:style-name="ch10" chart:values-cell-range-address="Durchschnitte.F4:Durchschnitte.F17" chart:label-cell-address="Durchschnitte.F3:Durchschnitte.F3" chart:class="chart:line">
            <chart:data-point chart:repeated="14"/>
          </chart:series>
          <chart:series chart:style-name="ch11" chart:values-cell-range-address="Durchschnitte.G4:Durchschnitte.G17" chart:label-cell-address="Durchschnitte.G3:Durchschnitte.G3" chart:class="chart:line">
            <chart:data-point chart:repeated="14"/>
          </chart:series>
          <chart:series chart:style-name="ch12" chart:values-cell-range-address="Durchschnitte.H4:Durchschnitte.H17" chart:label-cell-address="Durchschnitte.H3:Durchschnitte.H3" chart:class="chart:line">
            <chart:data-point chart:repeated="14"/>
          </chart:series>
          <chart:series chart:style-name="ch13" chart:values-cell-range-address="Durchschnitte.I4:Durchschnitte.I17" chart:label-cell-address="Durchschnitte.I3:Durchschnitte.I3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is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Modul+</text:p>
                <draw:g>
                  <svg:desc>Durchschnitte.E3:Durchschnitte.E3</svg:desc>
                </draw:g>
              </table:table-cell>
              <table:table-cell office:value-type="string">
                <text:p>Add+</text:p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7</svg:desc>
                </draw:g>
              </table:table-cell>
              <table:table-cell office:value-type="float" office:value="5.4">
                <text:p>5.4</text:p>
                <draw:g>
                  <svg:desc>Durchschnitte.C4:Durchschnitte.C17</svg:desc>
                </draw:g>
              </table:table-cell>
              <table:table-cell office:value-type="float" office:value="13">
                <text:p>13</text:p>
                <draw:g>
                  <svg:desc>Durchschnitte.D4:Durchschnitte.D17</svg:desc>
                </draw:g>
              </table:table-cell>
              <table:table-cell office:value-type="float" office:value="5">
                <text:p>5</text:p>
                <draw:g>
                  <svg:desc>Durchschnitte.E4:Durchschnitte.E17</svg:desc>
                </draw:g>
              </table:table-cell>
              <table:table-cell office:value-type="float" office:value="15.8">
                <text:p>15.8</text:p>
                <draw:g>
                  <svg:desc>Durchschnitte.F4:Durchschnitte.F17</svg:desc>
                </draw:g>
              </table:table-cell>
              <table:table-cell office:value-type="float" office:value="NaN">
                <text:p>NaN</text:p>
                <draw:g>
                  <svg:desc>Durchschnitte.G4:Durchschnitte.G17</svg:desc>
                </draw:g>
              </table:table-cell>
              <table:table-cell office:value-type="float" office:value="NaN">
                <text:p>NaN</text:p>
                <draw:g>
                  <svg:desc>Durchschnitte.H4:Durchschnitte.H17</svg:desc>
                </draw:g>
              </table:table-cell>
              <table:table-cell office:value-type="float" office:value="NaN">
                <text:p>NaN</text:p>
                <draw:g>
                  <svg:desc>Durchschnitte.I4:Durchschnitte.I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6.4">
                <text:p>6.4</text:p>
              </table:table-cell>
              <table:table-cell office:value-type="float" office:value="111.8">
                <text:p>11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21.4">
                <text:p>21.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38.8">
                <text:p>38.8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47">
                <text:p>47</text:p>
              </table:table-cell>
              <table:table-cell office:value-type="float" office:value="63.4">
                <text:p>6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71">
                <text:p>71</text:p>
              </table:table-cell>
              <table:table-cell office:value-type="float" office:value="140.6">
                <text:p>1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194.8">
                <text:p>194.8</text:p>
              </table:table-cell>
              <table:table-cell office:value-type="float" office:value="1610.2">
                <text:p>16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42">
                <text:p>42</text:p>
              </table:table-cell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449.6">
                <text:p>449.6</text:p>
              </table:table-cell>
              <table:table-cell office:value-type="float" office:value="3725.2">
                <text:p>37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400.2">
                <text:p>400.2</text:p>
              </table:table-cell>
              <table:table-cell office:value-type="float" office:value="15525.2">
                <text:p>1552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4031.6">
                <text:p>4031.6</text:p>
              </table:table-cell>
              <table:table-cell office:value-type="float" office:value="8665">
                <text:p>8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16731.6">
                <text:p>16731.6</text:p>
              </table:table-cell>
              <table:table-cell office:value-type="float" office:value="39864.6">
                <text:p>3986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12086.2">
                <text:p>12086.2</text:p>
              </table:table-cell>
              <table:table-cell office:value-type="float" office:value="86406.25">
                <text:p>8640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64777.4">
                <text:p>64777.4</text:p>
              </table:table-cell>
              <table:table-cell office:value-type="float" office:value="15649.8">
                <text:p>1564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'Add+'.B4:'Add+'.B17 'Add+'.H3:'Add+'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'Add+'.B4:'Add+'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Add+'.H4:'Add+'.H17" chart:label-cell-address="'Add+'.H3:'Add+'.H3" chart:class="chart:bar">
            <chart:data-point chart:repeated="14"/>
          </chart:series>
          <chart:series chart:attached-axis="primary-y" chart:style-name="ch8" chart:values-cell-range-address="'Add+'.I4:'Add+'.I17" chart:label-cell-address="'Add+'.I3:'Add+'.I3" chart:class="chart:bar">
            <chart:data-point chart:repeated="14"/>
          </chart:series>
          <chart:series chart:attached-axis="primary-y" chart:style-name="ch9" chart:values-cell-range-address="'Add+'.J4:'Add+'.J17" chart:label-cell-address="'Add+'.J3:'Add+'.J3" chart:class="chart:line">
            <chart:data-point chart:repeated="14"/>
          </chart:series>
          <chart:series chart:attached-axis="secondary-y" chart:style-name="ch10" chart:values-cell-range-address="'Add+'.K4:'Add+'.K17" chart:label-cell-address="'Add+'.K3:'Add+'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'Add+'.H3:'Add+'.H3</svg:desc>
                </draw:g>
              </table:table-cell>
              <table:table-cell office:value-type="string">
                <text:p>diff</text:p>
                <draw:g>
                  <svg:desc>'Add+'.I3:'Add+'.I3</svg:desc>
                </draw:g>
              </table:table-cell>
              <table:table-cell office:value-type="string">
                <text:p>mittel</text:p>
                <draw:g>
                  <svg:desc>'Add+'.J3:'Add+'.J3</svg:desc>
                </draw:g>
              </table:table-cell>
              <table:table-cell office:value-type="string">
                <text:p>anzahl</text:p>
                <draw:g>
                  <svg:desc>'Add+'.K3:'Add+'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Add+'.B4:'Add+'.B17</svg:desc>
                </draw:g>
              </table:table-cell>
              <table:table-cell office:value-type="float" office:value="15">
                <text:p>15</text:p>
                <draw:g>
                  <svg:desc>'Add+'.H4:'Add+'.H17</svg:desc>
                </draw:g>
              </table:table-cell>
              <table:table-cell office:value-type="float" office:value="1">
                <text:p>1</text:p>
                <draw:g>
                  <svg:desc>'Add+'.I4:'Add+'.I17</svg:desc>
                </draw:g>
              </table:table-cell>
              <table:table-cell office:value-type="float" office:value="15.8">
                <text:p>15.8</text:p>
                <draw:g>
                  <svg:desc>'Add+'.J4:'Add+'.J17</svg:desc>
                </draw:g>
              </table:table-cell>
              <table:table-cell office:value-type="float" office:value="1">
                <text:p>1</text:p>
                <draw:g>
                  <svg:desc>'Add+'.K4:'Add+'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51">
                <text:p>51</text:p>
              </table:table-cell>
              <table:table-cell office:value-type="float" office:value="111.8">
                <text:p>111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7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3.4">
                <text:p>6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40.6">
                <text:p>14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48">
                <text:p>748</text:p>
              </table:table-cell>
              <table:table-cell office:value-type="float" office:value="2068">
                <text:p>2068</text:p>
              </table:table-cell>
              <table:table-cell office:value-type="float" office:value="1610.2">
                <text:p>16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88">
                <text:p>488</text:p>
              </table:table-cell>
              <table:table-cell office:value-type="float" office:value="2734">
                <text:p>2734</text:p>
              </table:table-cell>
              <table:table-cell office:value-type="float" office:value="2148">
                <text:p>2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7726">
                <text:p>7726</text:p>
              </table:table-cell>
              <table:table-cell office:value-type="float" office:value="3725.2">
                <text:p>37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61">
                <text:p>6061</text:p>
              </table:table-cell>
              <table:table-cell office:value-type="float" office:value="18856">
                <text:p>18856</text:p>
              </table:table-cell>
              <table:table-cell office:value-type="float" office:value="15525.2">
                <text:p>1552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40">
                <text:p>3540</text:p>
              </table:table-cell>
              <table:table-cell office:value-type="float" office:value="12595">
                <text:p>12595</text:p>
              </table:table-cell>
              <table:table-cell office:value-type="float" office:value="8665">
                <text:p>86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2">
                <text:p>2252</text:p>
              </table:table-cell>
              <table:table-cell office:value-type="float" office:value="98563">
                <text:p>98563</text:p>
              </table:table-cell>
              <table:table-cell office:value-type="float" office:value="39864.6">
                <text:p>3986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675">
                <text:p>9675</text:p>
              </table:table-cell>
              <table:table-cell office:value-type="float" office:value="234978">
                <text:p>234978</text:p>
              </table:table-cell>
              <table:table-cell office:value-type="float" office:value="86406.25">
                <text:p>86406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K17" chart:data-source-has-labels="both" svg:x="0.32cm" svg:y="0.25cm" svg:width="15.361cm" svg:height="12.04cm">
          <chartooo:coordinate-region svg:x="1.682cm" svg:y="0.449cm" svg:width="13.377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istanz.H4:Distanz.H17" chart:label-cell-address="Distanz.H3:Distanz.H3" chart:class="chart:bar">
            <chart:data-point chart:repeated="14"/>
          </chart:series>
          <chart:series chart:attached-axis="primary-y" chart:style-name="ch8" chart:values-cell-range-address="Distanz.I4:Distanz.I17" chart:label-cell-address="Distanz.I3:Distanz.I3" chart:class="chart:bar">
            <chart:data-point chart:repeated="14"/>
          </chart:series>
          <chart:series chart:attached-axis="primary-y" chart:style-name="ch9" chart:values-cell-range-address="Distanz.J4:Distanz.J17" chart:label-cell-address="Distanz.J3:Distanz.J3" chart:class="chart:line">
            <chart:data-point chart:repeated="14"/>
          </chart:series>
          <chart:series chart:attached-axis="secondary-y" chart:style-name="ch10" chart:values-cell-range-address="Distanz.K4:Distanz.K17" chart:label-cell-address="Distanz.K3:Distanz.K3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  <table:table-cell office:value-type="string">
                <text:p>anzahl</text:p>
                <draw:g>
                  <svg:desc>Distanz.K3:Distanz.K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  <table:table-cell office:value-type="float" office:value="1">
                <text:p>1</text:p>
                <draw:g>
                  <svg:desc>Distanz.K4:Distanz.K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028">
                <text:p>8028</text:p>
              </table:table-cell>
              <table:table-cell office:value-type="float" office:value="106974">
                <text:p>106974</text:p>
              </table:table-cell>
              <table:table-cell office:value-type="float" office:value="64777.4">
                <text:p>64777.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